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9A0000032BFD0CE419251FB00F.png" manifest:media-type="image/png"/>
  <manifest:file-entry manifest:full-path="Pictures/10000201000005B90000032E77A91F2FF55466B3.png" manifest:media-type="image/png"/>
  <manifest:file-entry manifest:full-path="Pictures/10000201000004E000000238E44AAD7BD47B1D3E.png" manifest:media-type="image/png"/>
  <manifest:file-entry manifest:full-path="Pictures/10000201000004850000019EDB0BCAF4ECB975B8.png" manifest:media-type="image/png"/>
  <manifest:file-entry manifest:full-path="Pictures/10000201000004AB000003026790D94CEAA9A244.png" manifest:media-type="image/png"/>
  <manifest:file-entry manifest:full-path="Pictures/10000201000005650000032D796608B624C09CD5.png" manifest:media-type="image/png"/>
  <manifest:file-entry manifest:full-path="Pictures/100002010000049D0000021D03EA3EA97F0F753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rsid="000e86a6" officeooo:paragraph-rsid="000e86a6"/>
    </style:style>
    <style:style style:name="P2" style:family="paragraph" style:parent-style-name="Subtitle">
      <style:text-properties officeooo:rsid="000e86a6" officeooo:paragraph-rsid="000e86a6"/>
    </style:style>
    <style:style style:name="T1" style:family="text">
      <style:text-properties officeooo:rsid="000e86a6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Gu<text:span text:style-name="T1">í</text:span>a 6</text:p>
      <text:p text:style-name="P2">Rodrigo Estay Muñoz</text:p>
      <text:p text:style-name="P1">Problema 1:</text:p>
      <text:p text:style-name="P1"><draw:frame draw:style-name="fr1" draw:name="Imagen1" text:anchor-type="paragraph" svg:width="19.59cm" svg:height="10.883cm" draw:z-index="0"><draw:image xlink:href="Pictures/10000201000005B90000032E77A91F2FF55466B3.png" xlink:type="simple" xlink:show="embed" xlink:actuate="onLoad"/></draw:frame></text:p>
      <text:p text:style-name="P1">problema 2:</text:p>
      <text:p text:style-name="P1"><draw:frame draw:style-name="fr1" draw:name="Imagen2" text:anchor-type="paragraph" svg:width="19.59cm" svg:height="7.01cm" draw:z-index="1"><draw:image xlink:href="Pictures/10000201000004850000019EDB0BCAF4ECB975B8.png" xlink:type="simple" xlink:show="embed" xlink:actuate="onLoad"/></draw:frame></text:p>
      <text:p text:style-name="P1"><draw:frame draw:style-name="fr1" draw:name="Imagen3" text:anchor-type="paragraph" svg:width="19.59cm" svg:height="8.973cm" draw:z-index="2"><draw:image xlink:href="Pictures/100002010000049D0000021D03EA3EA97F0F753F.png" xlink:type="simple" xlink:show="embed" xlink:actuate="onLoad"/></draw:frame><text:soft-page-break/></text:p>
      <text:p text:style-name="P1">Problema 3:</text:p>
      <text:p text:style-name="P1"><draw:frame draw:style-name="fr1" draw:name="Imagen4" text:anchor-type="paragraph" svg:width="19.59cm" svg:height="12.622cm" draw:z-index="3"><draw:image xlink:href="Pictures/10000201000004AB000003026790D94CEAA9A244.png" xlink:type="simple" xlink:show="embed" xlink:actuate="onLoad"/></draw:frame></text:p>
      <text:p text:style-name="P1"><text:soft-page-break/>Problema 4:</text:p>
      <text:p text:style-name="P1"><draw:frame draw:style-name="fr1" draw:name="Imagen5" text:anchor-type="paragraph" svg:width="18.704cm" svg:height="11.008cm" draw:z-index="4"><draw:image xlink:href="Pictures/10000201000005650000032D796608B624C09CD5.png" xlink:type="simple" xlink:show="embed" xlink:actuate="onLoad"/></draw:frame></text:p>
      <text:p text:style-name="P1"><draw:frame draw:style-name="fr2" draw:name="Imagen6" text:anchor-type="paragraph" svg:width="19.59cm" svg:height="11.077cm" draw:z-index="5"><draw:image xlink:href="Pictures/100002010000059A0000032BFD0CE419251FB00F.png" xlink:type="simple" xlink:show="embed" xlink:actuate="onLoad"/></draw:frame></text:p>
      <text:p text:style-name="P1"><draw:frame draw:style-name="fr1" draw:name="Imagen7" text:anchor-type="paragraph" svg:width="19.59cm" svg:height="8.915cm" draw:z-index="6"><draw:image xlink:href="Pictures/10000201000004E000000238E44AAD7BD47B1D3E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C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04T16:48:30.182092691</meta:creation-date>
    <dc:date>2018-07-04T16:52:50.712696109</dc:date>
    <meta:editing-duration>PT4M21S</meta:editing-duration>
    <meta:editing-cycles>1</meta:editing-cycles>
    <meta:document-statistic meta:table-count="0" meta:image-count="7" meta:object-count="0" meta:page-count="4" meta:paragraph-count="6" meta:word-count="13" meta:character-count="69" meta:non-whitespace-character-count="62"/>
    <meta:generator>LibreOffice/5.1.6.2$Linux_X86_64 LibreOffice_project/10m0$Build-2</meta:generator>
  </office:meta>
</office:document-meta>
</file>